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rame_20_contents">
      <style:text-properties fo:color="#ffffff"/>
    </style:style>
    <style:style style:name="P2" style:family="paragraph" style:parent-style-name="Frame_20_contents">
      <style:paragraph-properties fo:text-align="center" style:justify-single-word="false"/>
      <style:text-properties fo:color="#ffffff"/>
    </style:style>
    <style:style style:name="P3" style:family="paragraph" style:parent-style-name="List_20_Paragraph" style:list-style-name="WWNum3"/>
    <style:style style:name="P4" style:family="paragraph" style:parent-style-name="List_20_Paragraph" style:list-style-name="WWNum3">
      <style:text-properties officeooo:paragraph-rsid="0018ecb6"/>
    </style:style>
    <style:style style:name="P5" style:family="paragraph" style:parent-style-name="List_20_Paragraph" style:list-style-name="WWNum4"/>
    <style:style style:name="P6" style:family="paragraph" style:parent-style-name="List_20_Paragraph" style:list-style-name="WWNum5"/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>
        <style:tab-stops>
          <style:tab-stop style:position="10.319cm"/>
        </style:tab-stops>
      </style:paragraph-properties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margin-left="0.635cm" fo:margin-right="0cm" fo:text-indent="0cm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0.319cm"/>
        </style:tab-stops>
      </style:paragraph-properties>
    </style:style>
    <style:style style:name="P13" style:family="paragraph">
      <loext:graphic-properties draw:fill="solid" draw:fill-color="#4f81bd"/>
      <style:paragraph-properties fo:text-align="start"/>
      <style:text-properties fo:font-size="18pt"/>
    </style:style>
    <style:style style:name="P14" style:family="paragraph">
      <loext:graphic-properties draw:fill="solid" draw:fill-color="#4f81bd"/>
      <style:paragraph-properties fo:text-align="start"/>
      <style:text-properties fo:color="#ffffff" fo:font-size="18p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/>
    </style:style>
    <style:style style:name="T2" style:family="text">
      <style:text-properties fo:font-size="20pt" fo:font-weight="bold" style:font-size-asian="20pt" style:font-weight-asian="bold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8ecb6"/>
    </style:style>
    <style:style style:name="gr1" style:family="graphic">
      <style:graphic-properties draw:stroke="solid" svg:stroke-width="0.071cm" svg:stroke-color="#3a5f8b" svg:stroke-linecap="butt" draw:fill="solid" draw:fill-color="#4f81bd" draw:textarea-vertical-align="top" draw:auto-grow-height="false" fo:min-height="1.529cm" fo:min-width="1.485cm" fo:padding-top="0.125cm" fo:padding-bottom="0.125cm" fo:padding-left="0.25cm" fo:padding-right="0.25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71cm" svg:stroke-color="#3a5f8b" svg:stroke-linecap="butt" draw:fill="solid" draw:fill-color="#4f81bd" draw:textarea-vertical-align="middle" draw:auto-grow-height="false" fo:min-height="3.189cm" fo:min-width="3.235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71cm" svg:stroke-color="#3a5f8b" svg:stroke-linecap="butt" draw:fill="solid" draw:fill-color="#4f81bd" draw:textarea-vertical-align="top" draw:auto-grow-height="false" fo:min-height="0.24cm" fo:min-width="1.69cm" fo:padding-top="0.125cm" fo:padding-bottom="0.125cm" fo:padding-left="0.25cm" fo:padding-right="0.25cm" fo:wrap-option="wrap" fo:margin-left="0cm" fo:margin-right="0.106cm" fo:margin-top="0.053cm" fo:margin-bottom="0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71cm" svg:stroke-color="#3a5f8b" svg:stroke-linecap="butt" draw:fill="solid" draw:fill-color="#4f81bd" draw:textarea-vertical-align="middle" draw:auto-grow-height="false" fo:min-height="3.664cm" fo:min-width="2.034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71cm" svg:stroke-color="#3a5f8b" svg:stroke-linecap="butt" draw:fill="solid" draw:fill-color="#4f81bd" draw:textarea-vertical-align="middle" draw:auto-grow-height="false" fo:min-height="6.918cm" fo:min-width="2.034cm" fo:padding-top="0.127cm" fo:padding-bottom="0.127cm" fo:padding-left="0.254cm" fo:padding-right="0.254cm" fo:wrap-option="wrap" fo:margin-left="0cm" fo:margin-right="0.053cm" fo:margin-top="0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71cm" svg:stroke-color="#3a5f8b" svg:stroke-linecap="butt" draw:fill="solid" draw:fill-color="#4f81bd" draw:textarea-vertical-align="middle" draw:auto-grow-height="false" fo:min-height="9.749cm" fo:min-width="3.145cm" fo:padding-top="0.127cm" fo:padding-bottom="0.127cm" fo:padding-left="0.254cm" fo:padding-right="0.254cm" fo:wrap-option="wrap" fo:margin-left="0cm" fo:margin-right="0.053cm" fo:margin-top="0cm" fo:margin-bottom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3" draw:name="Right Arrow 6" draw:style-name="gr3" draw:text-style-name="P13" svg:width="2.435cm" svg:height="0.98cm" svg:x="6.694cm" svg:y="6.244cm"><text:p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paragraph" draw:z-index="5" draw:name="Oval 8" draw:style-name="gr2" draw:text-style-name="P14" svg:width="5.292cm" svg:height="4.869cm" svg:x="5.027cm" svg:y="1.191cm"><text:p text:style-name="P2">JWT TOKEN<text:line-break/>WITH AUTHENTICATION</text:p><draw:enhanced-geometry svg:viewBox="0 0 0 0" draw:text-areas="?f5 ?f8 ?f6 ?f9" draw:mirror-vertical="false" draw:mirror-horizontal="false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1" draw:name="Rectangle 3" draw:style-name="gr5" draw:text-style-name="P14" svg:width="2.541cm" svg:height="7.171cm" svg:x="10.61cm" svg:y="3.332cm"><text:p text:style-name="P2">Login Page<text:line-break/>Email<text:line-break/>Password<text:line-break/>Forget Password Link tag</text:p><text:p text:style-name="P2">Login button<text:line-break/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Right Arrow 7" draw:style-name="gr3" draw:text-style-name="P13" svg:width="2.435cm" svg:height="0.98cm" svg:x="13.494cm" svg:y="6.059cm"><text:p/><draw:enhanced-geometry draw:mirror-horizontal="false" draw:mirror-vertical="false" draw:text-areas="0 ?f8 ?f12 ?f9" svg:viewBox="0 0 0 0" draw:type="ooxml-rightArrow" draw:modifiers="50000 50000" draw:enhanced-path="M 0 ?f8 L ?f5 ?f8 ?f5 0 ?f14 ?f7 ?f5 ?f13 ?f5 ?f9 0 ?f9 Z N"><draw:equation draw:name="f0" draw:formula="min(logwidth,logheight)"/><draw:equation draw:name="f1" draw:formula="100000*logwidth/?f0 "/><draw:equation draw:name="f2" draw:formula="if(0-$0 ,0,if(100000-$0 ,$0 ,100000))"/><draw:equation draw:name="f3" draw:formula="if(0-$1 ,0,if(?f1 -$1 ,$1 ,?f1 ))"/><draw:equation draw:name="f4" draw:formula="?f0 *?f3 /100000"/><draw:equation draw:name="f5" draw:formula="logwidth+0-?f4 "/><draw:equation draw:name="f6" draw:formula="logheight*?f2 /200000"/><draw:equation draw:name="f7" draw:formula="logheight/2"/><draw:equation draw:name="f8" draw:formula="?f7 +0-?f6 "/><draw:equation draw:name="f9" draw:formula="?f7 +?f6 -0"/><draw:equation draw:name="f10" draw:formula="logheight/2"/><draw:equation draw:name="f11" draw:formula="?f8 *?f4 /?f10 "/><draw:equation draw:name="f12" draw:formula="?f5 +?f11 -0"/><draw:equation draw:name="f13" draw:formula="logheight"/><draw:equation draw:name="f14" draw:formula="logwidth"/><draw:handle draw:handle-position="0 ?f8" draw:handle-range-y-maximum="100000" draw:handle-range-y-minimum="0"/><draw:handle draw:handle-position="?f5 0" draw:handle-range-x-maximum="?f1" draw:handle-range-x-minimum="0"/></draw:enhanced-geometry></draw:custom-shape><draw:custom-shape text:anchor-type="paragraph" draw:z-index="2" draw:name="Rectangle 4" draw:style-name="gr4" draw:text-style-name="P14" svg:width="2.541cm" svg:height="3.917cm" svg:x="16.166cm" svg:y="4.763cm"><text:p text:style-name="P2">Forget Password<text:line-break/>Email field</text:p><text:p text:style-name="P2">Login Page link tag<text:line-break/>send button<text:line-break/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1" draw:style-name="gr6" draw:text-style-name="P14" svg:width="3.652cm" svg:height="10.002cm" svg:x="0.503cm" svg:y="2.223cm"><text:p text:style-name="P2">Register Page<text:line-break/>upload Profile Pic<text:line-break/>First Name</text:p><text:p text:style-name="P2">Last Name<text:line-break/>email<text:line-break/>Password<text:line-break/>Confirm Password<text:line-break/>Mobile NO</text:p><text:p text:style-name="P2">Address</text:p><text:p text:style-name="P2">Profession<text:line-break/>Terms and condition</text:p><text:p text:style-name="P1"><text:s text:c="3"/>Register button<text:line-break/><text:line-break/></text:p><text:p text:style-name="P2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Level 1</text:span></text:p>
      <text:p text:style-name="P8"><text:span text:style-name="T4"><text:tab/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/>
      <text:p text:style-name="P7"><text:span text:style-name="T2">Level2</text:span></text:p>
      <text:p text:style-name="P10"><draw:custom-shape text:anchor-type="paragraph" draw:z-index="7" draw:name="Oval 10" draw:style-name="gr1" draw:text-style-name="P13" svg:width="2.805cm" svg:height="2.514cm" svg:x="4.471cm" svg:y="1.36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6" draw:name="Oval 9" draw:style-name="gr1" draw:text-style-name="P13" svg:width="2.805cm" svg:height="2.514cm" svg:x="-0.476cm" svg:y="1.25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name="Oval 11" draw:style-name="gr1" draw:text-style-name="P13" svg:width="2.805cm" svg:height="2.514cm" svg:x="9.525cm" svg:y="1.365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" draw:name="Oval 12" draw:style-name="gr1" draw:text-style-name="P13" svg:width="2.805cm" svg:height="2.514cm" svg:x="14.711cm" svg:y="1.259cm"><text:p/>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Standard"/>
      <text:p text:style-name="Standard"/>
      <text:p text:style-name="Standard"/>
      <text:p text:style-name="Standard"/>
      <text:p text:style-name="Standard">User 1 <text:s text:c="49"/>User 2 <text:s text:c="43"/>User 3 <text:s text:c="47"/>User4</text:p>
      <text:p text:style-name="Standard"/>
      <text:p text:style-name="Standard"/>
      <text:p text:style-name="Standard"/>
      <text:p text:style-name="Standard"><text:soft-page-break/><text:span text:style-name="T3">Backend : Node JS</text:span></text:p>
      <text:p text:style-name="Standard"><text:span text:style-name="T3">Level 1 Api’s</text:span></text:p>
      <text:list xml:id="list1866216273" text:style-name="WWNum3">
        <text:list-item>
          <text:p text:style-name="P3">Register Api <text:span text:style-name="T5">(completed)</text:span></text:p>
        </text:list-item>
        <text:list-item>
          <text:p text:style-name="P4">Login Api <text:span text:style-name="T5">(completed)</text:span></text:p>
        </text:list-item>
        <text:list-item>
          <text:p text:style-name="P4">Logout Api <text:span text:style-name="T5">(completed)</text:span></text:p>
        </text:list-item>
        <text:list-item>
          <text:p text:style-name="P4">Forget Password <text:span text:style-name="T5">(completed)</text:span></text:p>
        </text:list-item>
        <text:list-item>
          <text:p text:style-name="P4">Create Password <text:span text:style-name="T5">(completed)</text:span></text:p>
        </text:list-item>
        <text:list-item>
          <text:p text:style-name="P4">Update User <text:span text:style-name="T5">(completed)</text:span></text:p>
        </text:list-item>
        <text:list-item>
          <text:p text:style-name="P4">Delete User <text:span text:style-name="T5">(completed)</text:span></text:p>
        </text:list-item>
        <text:list-item>
          <text:p text:style-name="P4">Refresh Token <text:span text:style-name="T5">(completed)</text:span></text:p>
        </text:list-item>
      </text:list>
      <text:p text:style-name="Standard"><text:span text:style-name="T3">Level 2 Api’s</text:span></text:p>
      <text:list xml:id="list1129068021" text:style-name="WWNum4">
        <text:list-item>
          <text:p text:style-name="P5">Show Suggested Friend</text:p>
        </text:list-item>
        <text:list-item>
          <text:p text:style-name="P5">Add Friend</text:p>
        </text:list-item>
        <text:list-item>
          <text:p text:style-name="P5">Active and Inactive Friend List</text:p>
        </text:list-item>
      </text:list>
      <text:p text:style-name="Standard"><text:span text:style-name="T3">Level 3 Api’s</text:span></text:p>
      <text:list xml:id="list1359878323" text:style-name="WWNum5">
        <text:list-item>
          <text:p text:style-name="P6">Single Chat</text:p>
        </text:list-item>
        <text:list-item>
          <text:p text:style-name="P6">Group Chat</text:p>
        </text:list-item>
        <text:list-item>
          <text:p text:style-name="P6">Voice Call</text:p>
        </text:list-item>
        <text:list-item>
          <text:p text:style-name="P6">Video call</text:p>
        </text:list-item>
      </text:list>
      <text:p text:style-name="List_20_Paragraph"/>
      <text:p text:style-name="Standard"><text:span text:style-name="T3">Frontend Stack: <text:s/>React JS, <text:s/>TypeScript </text:span><text:bookmark text:name="_GoBack"/></text:p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ELL</meta:initial-creator>
    <meta:editing-cycles>5</meta:editing-cycles>
    <meta:creation-date>2023-06-09T00:38:00</meta:creation-date>
    <dc:date>2023-07-06T13:02:24.590751740</dc:date>
    <meta:editing-duration>PT56M36S</meta:editing-duration>
    <meta:generator>LibreOffice/6.4.7.2$Linux_X86_64 LibreOffice_project/40$Build-2</meta:generator>
    <meta:document-statistic meta:table-count="0" meta:image-count="0" meta:object-count="0" meta:page-count="2" meta:paragraph-count="34" meta:word-count="131" meta:character-count="902" meta:non-whitespace-character-count="66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